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BinderDataBinderFactory.initBinder( WebDataBinder dataBinder , NativeWeb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itBinderDataBinderFactory.isBinderMethodApplicable( HandlerMethod initBinderMethod , WebDataBinder dataBi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BinderDataBinderFactory.InitBinderDataBinderFactory( @ Nullable List &lt; InvocableHandlerMethod &gt; binderMethods , @ Nullable WebBindingInitializer init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